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438" officeooo:paragraph-rsid="00115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rmal preformatted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7:38:25.934419790</meta:creation-date>
    <dc:date>2018-08-14T18:12:46.422459891</dc:date>
    <meta:editing-duration>PT1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26" meta:non-whitespace-character-count="24"/>
  </office:meta>
</office:document-meta>
</file>